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Policiales</text:h>
      <text:p text:style-name="Standard"/>
      <text:p text:style-name="P1">Una familia del barrio residencial de Guadalupe atrapó ayer en horas de la media noche a un ladrón que se encontraba en la casa. El hecho se habría suscitado cuando un conocido de la familia se aprontó a la vivienda y en medio de típicas convenciones sociales el visitante contó un chiste. Grande fue la sorpresa de todos cuando escucharon a alguien riendo en el piso de arri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jconti </meta:initial-creator>
    <meta:creation-date>2011-05-03T21:36:10</meta:creation-date>
    <dc:date>2012-03-22T19:46:38</dc:date>
    <dc:creator>jjconti </dc:creator>
    <meta:editing-duration>PT00H04M49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69" meta:character-count="388"/>
  </office:meta>
</office:document-meta>
</file>